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70000034EE6421B0C.png" manifest:media-type="image/png"/>
  <manifest:file-entry manifest:full-path="Pictures/100000010000029C0000034975C3BC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18.558cm" draw:z-index="0"><draw:image xlink:href="Pictures/10000001000003070000034EE6421B0C.png" xlink:type="simple" xlink:show="embed" xlink:actuate="onLoad" draw:mime-type="image/png"/></draw:frame></text:p>
      <text:p text:style-name="Standard"><draw:frame draw:style-name="fr1" draw:name="Picture 2" text:anchor-type="as-char" svg:width="17cm" svg:height="18.558cm" draw:z-index="0"><draw:image xlink:href="Pictures/10000001000003070000034EE6421B0C.png" xlink:type="simple" xlink:show="embed" xlink:actuate="onLoad" draw:mime-type="image/png"/></draw:frame></text:p>
      <text:p text:style-name="Standard"/>
      <text:p text:style-name="P1"><draw:frame draw:style-name="fr1" draw:name="Picture 3" text:anchor-type="as-char" svg:width="17cm" svg:height="21.403cm" draw:z-index="0"><draw:image xlink:href="Pictures/100000010000029C0000034975C3BCBE.png" xlink:type="simple" xlink:show="embed" xlink:actuate="onLoad" draw:mime-type="image/png"/></draw:frame></text:p>
      <text:p text:style-name="Standard"><draw:frame draw:style-name="fr1" draw:name="Picture 4" text:anchor-type="as-char" svg:width="17cm" svg:height="21.403cm" draw:z-index="0"><draw:image xlink:href="Pictures/100000010000029C0000034975C3BCB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5-02-31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4" meta:object-count="0" meta:page-count="2" meta:paragraph-count="4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